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138" calcext:value-type="float">
            <text:p>1138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4252" calcext:value-type="float">
            <text:p>4252</text:p>
          </table:table-cell>
          <table:table-cell office:value-type="float" office:value="22639" calcext:value-type="float">
            <text:p>2263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656" calcext:value-type="float">
            <text:p>1656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office:value-type="float" office:value="1225" calcext:value-type="float">
            <text:p>1225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738" calcext:value-type="float">
            <text:p>1738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962" calcext:value-type="float">
            <text:p>3962</text:p>
          </table:table-cell>
          <table:table-cell office:value-type="float" office:value="21005" calcext:value-type="float">
            <text:p>210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2376" calcext:value-type="float">
            <text:p>2376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1855" calcext:value-type="float">
            <text:p>1855</text:p>
          </table:table-cell>
          <table:table-cell office:value-type="float" office:value="9311" calcext:value-type="float">
            <text:p>9311</text:p>
          </table:table-cell>
        </table:table-row>
        <table:table-row table:style-name="ro1">
          <table:table-cell/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15" calcext:value-type="float">
            <text:p>1415</text:p>
          </table:table-cell>
          <table:table-cell office:value-type="float" office:value="2863" calcext:value-type="float">
            <text:p>2863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float" office:value="10753" calcext:value-type="float">
            <text:p>10753</text:p>
          </table:table-cell>
          <table:table-cell office:value-type="float" office:value="57728" calcext:value-type="float">
            <text:p>5772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08" calcext:value-type="float">
            <text:p>1408</text:p>
          </table:table-cell>
          <table:table-cell office:value-type="float" office:value="4484" calcext:value-type="float">
            <text:p>4484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368" calcext:value-type="float">
            <text:p>1368</text:p>
          </table:table-cell>
          <table:table-cell office:value-type="float" office:value="3192" calcext:value-type="float">
            <text:p>3192</text:p>
          </table:table-cell>
          <table:table-cell office:value-type="float" office:value="14764" calcext:value-type="float">
            <text:p>1476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497" calcext:value-type="float">
            <text:p>497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1836" calcext:value-type="float">
            <text:p>1836</text:p>
          </table:table-cell>
          <table:table-cell office:value-type="float" office:value="9848" calcext:value-type="float">
            <text:p>98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648" calcext:value-type="float">
            <text:p>64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23" calcext:value-type="float">
            <text:p>523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/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644" calcext:value-type="float">
            <text:p>644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966" calcext:value-type="float">
            <text:p>1966</text:p>
          </table:table-cell>
          <table:table-cell office:value-type="float" office:value="11329" calcext:value-type="float">
            <text:p>113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714" calcext:value-type="float">
            <text:p>714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/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881" calcext:value-type="float">
            <text:p>881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3381" calcext:value-type="float">
            <text:p>3381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404" calcext:value-type="float">
            <text:p>1404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10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054" calcext:value-type="float">
            <text:p>1054</text:p>
          </table:table-cell>
          <table:table-cell office:value-type="float" office:value="5080" calcext:value-type="float">
            <text:p>5080</text:p>
          </table:table-cell>
        </table:table-row>
      </table:table>
      <table:table table:name="3D_Ex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2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68" calcext:value-type="float">
            <text:p>568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800" calcext:value-type="float">
            <text:p>800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88" calcext:value-type="float">
            <text:p>588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529" calcext:value-type="float">
            <text:p>52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table:style-name="ce24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table table:name="3D_Ex3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E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231" calcext:value-type="float">
            <text:p>2231</text:p>
          </table:table-cell>
          <table:table-cell office:value-type="float" office:value="2355" calcext:value-type="float">
            <text:p>2355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460" calcext:value-type="float">
            <text:p>2460</text:p>
          </table:table-cell>
          <table:table-cell office:value-type="float" office:value="2444" calcext:value-type="float">
            <text:p>2444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231" calcext:value-type="float">
            <text:p>2231</text:p>
          </table:table-cell>
          <table:table-cell office:value-type="float" office:value="2273" calcext:value-type="float">
            <text:p>2273</text:p>
          </table:table-cell>
          <table:table-cell office:value-type="float" office:value="12493" calcext:value-type="float">
            <text:p>1249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Plastic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4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4"/>
          <table:table-cell table:style-name="ce24"/>
          <table:table-cell/>
        </table:table-row>
        <table:table-row table:style-name="ro1">
          <table:table-cell/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3" office:value-type="string" calcext:value-type="string">
            <text:p>BF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2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BFGS50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R-ActSe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2D.B19:2D.I3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3D_Ex1.B19:3D_Ex1.I3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3D_Ex2.B19:3D_Ex2.I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3D_Ex3.B19:3D_Ex3.I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7:33:50.669016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1-09T20:40:11.735920692</dc:date>
    <meta:editing-duration>PT8H49M36S</meta:editing-duration>
    <meta:editing-cycles>13</meta:editing-cycles>
    <meta:generator>LibreOffice/7.5.3.2$Linux_X86_64 LibreOffice_project/9f56dff12ba03b9acd7730a5a481eea045e468f3</meta:generator>
    <meta:document-statistic meta:table-count="4" meta:cell-count="480" meta:object-count="0"/>
  </office:meta>
</office:document-meta>
</file>